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aae2"/>
    </style:style>
    <style:style style:name="P2" style:family="paragraph" style:parent-style-name="Preformatted_20_Text">
      <style:text-properties style:font-name="Arial" fo:font-size="16pt" style:text-underline-style="none" officeooo:paragraph-rsid="0007aae2" style:font-size-asian="16pt" style:font-size-complex="16pt"/>
    </style:style>
    <style:style style:name="P3" style:family="paragraph" style:parent-style-name="Preformatted_20_Text">
      <style:text-properties style:font-name="Arial" fo:font-size="16pt" style:text-underline-style="none" officeooo:rsid="000c8aa9" officeooo:paragraph-rsid="000c8aa9" style:font-size-asian="16pt" style:font-size-complex="16pt"/>
    </style:style>
    <style:style style:name="P4" style:family="paragraph" style:parent-style-name="Preformatted_20_Text">
      <style:text-properties style:font-name="Arial" fo:font-size="16pt" style:text-underline-style="none" officeooo:paragraph-rsid="000c8aa9" style:font-size-asian="16pt" style:font-size-complex="16pt"/>
    </style:style>
    <style:style style:name="T1" style:family="text">
      <style:text-properties officeooo:rsid="000715e5"/>
    </style:style>
    <style:style style:name="T2" style:family="text">
      <style:text-properties officeooo:rsid="0007aae2"/>
    </style:style>
    <style:style style:name="T3" style:family="text">
      <style:text-properties fo:language="sv" fo:country="SE"/>
    </style:style>
    <style:style style:name="T4" style:family="text">
      <style:text-properties fo:language="sv" fo:country="SE" officeooo:rsid="000ab81e"/>
    </style:style>
    <style:style style:name="T5" style:family="text">
      <style:text-properties fo:color="#000000"/>
    </style:style>
    <style:style style:name="T6" style:family="text">
      <style:text-properties fo:color="#000000" officeooo:rsid="000c8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g är sabb vass och har ben bra förmåga att kommunicera med nya folk, detta hjälper mig att få folk att bli </text:span><text:bookmark text:name="result_box"/><text:span text:style-name="T3">intresserade</text:span> <text:span text:style-name="T2"><text:s/>av det jag har att säga. Ett känsla för servis göt att jag kan lös folks problem, detta hjälper mig också när med bygga ett <text:s/></text:span><text:bookmark text:name="result_box1"/><text:span text:style-name="T3">bindning </text:span><text:span text:style-name="T4">mellan mig och kunden.</text:span></text:p>
      <text:p text:style-name="P1"/>
      <text:p text:style-name="P4"><text:span text:style-name="T5">Jag är snabb, vass och har en god förmåga att kommunicera </text:span><text:span text:style-name="T6">och få kontakt med </text:span><text:span text:style-name="T5">nya </text:span><text:span text:style-name="T6">människor så att de blir </text:span><text:span text:style-name="T5">intresserade av det jag har att säga. </text:span><text:span text:style-name="T6">Min känsla för service gör att jag skapar goda relationer och jag vill alltid lämna kunden nöjd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8:09:31.923000000</meta:creation-date>
    <dc:date>2014-08-08T16:55:07.750000000</dc:date>
    <meta:editing-duration>PT3H4M2S</meta:editing-duration>
    <meta:editing-cycles>5</meta:editing-cycles>
    <meta:generator>LibreOffice/4.2.6.2$Windows_x86 LibreOffice_project/185f2ce4dcc34af9bd97dec29e6d42c39557298f</meta:generator>
    <meta:document-statistic meta:table-count="0" meta:image-count="0" meta:object-count="0" meta:page-count="1" meta:paragraph-count="2" meta:word-count="98" meta:character-count="519" meta:non-whitespace-character-count="421"/>
  </office:meta>
</office:document-meta>
</file>